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f0875" officeooo:paragraph-rsid="000f0875"/>
    </style:style>
    <style:style style:name="P2" style:family="paragraph" style:parent-style-name="Standard">
      <style:paragraph-properties fo:text-align="center" style:justify-single-word="false"/>
      <style:text-properties style:font-name="Bitstream Charter" officeooo:rsid="000f0875" officeooo:paragraph-rsid="000f0875"/>
    </style:style>
    <style:style style:name="P3" style:family="paragraph" style:parent-style-name="Standard">
      <style:text-properties style:font-name="Bitstream Charter" officeooo:rsid="000f8fec" officeooo:paragraph-rsid="000f8fec"/>
    </style:style>
    <style:style style:name="P4" style:family="paragraph" style:parent-style-name="Standard">
      <style:text-properties style:font-name="Bitstream Charter" officeooo:rsid="001175d7" officeooo:paragraph-rsid="001175d7"/>
    </style:style>
    <style:style style:name="P5" style:family="paragraph" style:parent-style-name="Standard">
      <style:text-properties style:font-name="Bitstream Charter" officeooo:rsid="0012853b" officeooo:paragraph-rsid="0012853b"/>
    </style:style>
    <style:style style:name="P6" style:family="paragraph" style:parent-style-name="Standard">
      <style:text-properties style:font-name="Bitstream Charter" officeooo:rsid="001397fb" officeooo:paragraph-rsid="001397fb"/>
    </style:style>
    <style:style style:name="P7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Bitstream Charter" officeooo:rsid="000f8fec" officeooo:paragraph-rsid="0017a963"/>
    </style:style>
    <style:style style:name="P8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color="#0000cc" style:font-name="Bitstream Charter" fo:font-size="10pt" officeooo:rsid="001956e3" officeooo:paragraph-rsid="001956e3" fo:background-color="transparent" style:font-size-asian="8.75pt" style:font-size-complex="10pt"/>
    </style:style>
    <style:style style:name="P9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style:font-name="Bitstream Charter" officeooo:rsid="001175d7" officeooo:paragraph-rsid="001956e3"/>
    </style:style>
    <style:style style:name="P10" style:family="paragraph" style:parent-style-name="Standard" style:list-style-name="L1">
      <style:paragraph-properties fo:text-align="center" style:justify-single-word="false"/>
      <style:text-properties fo:color="#800000" style:font-name="Bitstream Charter" fo:font-size="18pt" fo:font-weight="bold" officeooo:rsid="001524f2" officeooo:paragraph-rsid="001524f2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text-align="center" style:justify-single-word="false">
        <style:tab-stops>
          <style:tab-stop style:position="1.032cm"/>
        </style:tab-stops>
      </style:paragraph-properties>
      <style:text-properties style:font-name="Bitstream Charter" fo:font-size="11pt" fo:font-weight="bold" officeooo:rsid="001524f2" officeooo:paragraph-rsid="001524f2" style:font-size-asian="11pt" style:font-weight-asian="bold" style:font-size-complex="11pt" style:font-weight-complex="bold"/>
    </style:style>
    <style:style style:name="P12" style:family="paragraph" style:parent-style-name="Standard" style:list-style-name="L2">
      <style:text-properties style:font-name="Bitstream Charter" fo:font-weight="bold" officeooo:rsid="000f8fec" officeooo:paragraph-rsid="000f8fec" style:font-weight-asian="bold" style:font-weight-complex="bold"/>
    </style:style>
    <style:style style:name="P13" style:family="paragraph" style:parent-style-name="Standard" style:list-style-name="L3">
      <style:paragraph-properties style:line-height-at-least="0.503cm"/>
      <style:text-properties style:font-name="Bitstream Charter" fo:font-weight="bold" officeooo:rsid="000f8fec" officeooo:paragraph-rsid="001956e3" style:font-weight-asian="bold" style:font-weight-complex="bold"/>
    </style:style>
    <style:style style:name="P14" style:family="paragraph" style:parent-style-name="Standard" style:list-style-name="L4">
      <loext:graphic-properties draw:fill="none"/>
      <style:paragraph-properties fo:background-color="transparent"/>
      <style:text-properties style:font-name="Bitstream Charter" officeooo:rsid="0011f37b" officeooo:paragraph-rsid="001956e3"/>
    </style:style>
    <style:style style:name="P15" style:family="paragraph" style:parent-style-name="Standard" style:list-style-name="L5">
      <loext:graphic-properties draw:fill="none"/>
      <style:paragraph-properties fo:background-color="transparent"/>
      <style:text-properties style:font-name="Bitstream Charter" officeooo:rsid="0011f37b" officeooo:paragraph-rsid="001956e3"/>
    </style:style>
    <style:style style:name="P16" style:family="paragraph" style:parent-style-name="Standard" style:list-style-name="L5">
      <loext:graphic-properties draw:fill="none"/>
      <style:paragraph-properties fo:background-color="transparent"/>
      <style:text-properties style:font-name="Bitstream Charter" officeooo:rsid="001956e3" officeooo:paragraph-rsid="001956e3"/>
    </style:style>
    <style:style style:name="P17" style:family="paragraph" style:parent-style-name="Standard" style:list-style-name="L1">
      <style:paragraph-properties fo:text-align="center" style:justify-single-word="false"/>
      <style:text-properties style:font-name="Bitstream Charter" officeooo:rsid="000f0875" officeooo:paragraph-rsid="000f0875"/>
    </style:style>
    <style:style style:name="P18" style:family="paragraph" style:parent-style-name="Standard">
      <style:text-properties style:font-name="Bitstream Charter" officeooo:rsid="000f0875" officeooo:paragraph-rsid="001f6cdb"/>
    </style:style>
    <style:style style:name="P19" style:family="paragraph" style:parent-style-name="Standard" style:list-style-name="L6">
      <style:text-properties style:font-name="Bitstream Charter" officeooo:rsid="0012853b" officeooo:paragraph-rsid="0012853b"/>
    </style:style>
    <style:style style:name="P20" style:family="paragraph" style:parent-style-name="Standard">
      <style:text-properties style:font-name="Bitstream Charter" officeooo:rsid="0012853b" officeooo:paragraph-rsid="0012853b"/>
    </style:style>
    <style:style style:name="P21" style:family="paragraph" style:parent-style-name="Standard">
      <style:text-properties style:font-name="Bitstream Charter" officeooo:rsid="0012853b" officeooo:paragraph-rsid="0026a9ae"/>
    </style:style>
    <style:style style:name="P22" style:family="paragraph" style:parent-style-name="Standard" style:list-style-name="L6">
      <style:text-properties style:font-name="Bitstream Charter" officeooo:rsid="001397fb" officeooo:paragraph-rsid="0012853b"/>
    </style:style>
    <style:style style:name="P23" style:family="paragraph" style:parent-style-name="Standard" style:list-style-name="L1">
      <style:paragraph-properties fo:text-align="center" style:justify-single-word="false"/>
      <style:text-properties style:font-name="Bitstream Charter" style:text-underline-style="solid" style:text-underline-width="auto" style:text-underline-color="font-color" officeooo:rsid="000f0875" officeooo:paragraph-rsid="000f0875"/>
    </style:style>
    <style:style style:name="P24" style:family="paragraph" style:parent-style-name="Standard">
      <style:text-properties style:font-name="Bitstream Charter" officeooo:rsid="001f6cdb" officeooo:paragraph-rsid="001f6cdb"/>
    </style:style>
    <style:style style:name="P25" style:family="paragraph" style:parent-style-name="Standard">
      <style:text-properties style:font-name="Bitstream Charter" officeooo:paragraph-rsid="00235e6e"/>
    </style:style>
    <style:style style:name="P26" style:family="paragraph" style:parent-style-name="Standard" style:list-style-name="L7">
      <loext:graphic-properties draw:fill="none"/>
      <style:paragraph-properties fo:background-color="transparent"/>
      <style:text-properties style:font-name="Bitstream Charter" officeooo:rsid="000f8fec" officeooo:paragraph-rsid="00261d80"/>
    </style:style>
    <style:style style:name="P2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f8fec" officeooo:paragraph-rsid="001956e3" fo:background-color="#1e1e1e"/>
    </style:style>
    <style:style style:name="P28" style:family="paragraph" style:parent-style-name="Standard" style:list-style-name="L4">
      <loext:graphic-properties draw:fill="none"/>
      <style:paragraph-properties fo:background-color="transparent"/>
      <style:text-properties officeooo:paragraph-rsid="001956e3"/>
    </style:style>
    <style:style style:name="P29" style:family="paragraph" style:parent-style-name="Standard" style:list-style-name="L6">
      <style:text-properties officeooo:paragraph-rsid="001cf429"/>
    </style:style>
    <style:style style:name="P30" style:family="paragraph" style:parent-style-name="Standard">
      <style:text-properties fo:color="#ce9178" style:font-name="Droid Sans Mono" fo:font-size="10.5pt" fo:font-weight="normal" officeooo:paragraph-rsid="0012853b" fo:background-color="#1e1e1e"/>
    </style:style>
    <style:style style:name="P31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color="#0000cc" style:font-name="Bitstream Charter" fo:font-size="10pt" officeooo:rsid="001956e3" officeooo:paragraph-rsid="001956e3" fo:background-color="transparent" style:font-size-asian="8.75pt" style:font-size-complex="10pt"/>
    </style:style>
    <style:style style:name="P3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color="#0000cc" style:font-name="Bitstream Charter" fo:font-size="10pt" officeooo:rsid="001b0a86" officeooo:paragraph-rsid="001b0a86" fo:background-color="transparent" style:font-size-asian="8.75pt" style:font-size-complex="10pt"/>
    </style:style>
    <style:style style:name="P33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Bitstream Charter" officeooo:rsid="001b0a86" officeooo:paragraph-rsid="001b0a86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Bitstream Charter" officeooo:rsid="001175d7" officeooo:paragraph-rsid="001956e3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>
        <style:tab-stops>
          <style:tab-stop style:position="1.191cm"/>
        </style:tab-stops>
      </style:paragraph-properties>
      <style:text-properties style:font-name="Bitstream Charter" officeooo:rsid="000f8fec" officeooo:paragraph-rsid="000f8fec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Bitstream Charter" officeooo:rsid="000f8fec" officeooo:paragraph-rsid="000f8fec"/>
    </style:style>
    <style:style style:name="P37" style:family="paragraph" style:parent-style-name="Standard" style:list-style-name="L7" style:master-page-name="">
      <loext:graphic-properties draw:fill="none"/>
      <style:paragraph-properties fo:margin-left="1.199cm" fo:margin-right="0cm" fo:text-indent="-0.4cm" style:auto-text-indent="false" style:page-number="auto" fo:background-color="transparent"/>
      <style:text-properties style:font-name="Bitstream Charter" officeooo:rsid="000f8fec" officeooo:paragraph-rsid="000f8fec"/>
    </style:style>
    <style:style style:name="P38" style:family="paragraph" style:parent-style-name="Standard" style:list-style-name="L7">
      <loext:graphic-properties draw:fill="none"/>
      <style:paragraph-properties fo:margin-left="1.199cm" fo:margin-right="0cm" fo:text-indent="-0.4cm" style:auto-text-indent="false" fo:background-color="transparent"/>
      <style:text-properties style:font-name="Bitstream Charter" officeooo:rsid="000f8fec" officeooo:paragraph-rsid="000f8fec"/>
    </style:style>
    <style:style style:name="P39" style:family="paragraph" style:parent-style-name="Standard" style:list-style-name="L7">
      <loext:graphic-properties draw:fill="none"/>
      <style:paragraph-properties fo:margin-left="1.199cm" fo:margin-right="0cm" fo:text-indent="-0.4cm" style:auto-text-indent="false" fo:background-color="transparent"/>
      <style:text-properties style:font-name="Bitstream Charter" officeooo:rsid="000f8fec" officeooo:paragraph-rsid="00261d80"/>
    </style:style>
    <style:style style:name="P40" style:family="paragraph" style:parent-style-name="Standard" style:list-style-name="L7" style:master-page-name="">
      <loext:graphic-properties draw:fill="none"/>
      <style:paragraph-properties fo:margin-left="0.801cm" fo:margin-right="0cm" fo:text-indent="0.7cm" style:auto-text-indent="false" style:page-number="auto" fo:background-color="transparent"/>
      <style:text-properties style:font-name="Bitstream Charter" officeooo:rsid="000f8fec" officeooo:paragraph-rsid="00261d80"/>
    </style:style>
    <style:style style:name="P41" style:family="paragraph" style:parent-style-name="Standard" style:list-style-name="L7" style:master-page-name="">
      <loext:graphic-properties draw:fill="none"/>
      <style:paragraph-properties fo:margin-left="1.101cm" fo:margin-right="0cm" fo:text-indent="0.801cm" style:auto-text-indent="false" style:page-number="auto" fo:background-color="transparent"/>
      <style:text-properties style:font-name="Bitstream Charter" officeooo:rsid="000f8fec" officeooo:paragraph-rsid="00261d80"/>
    </style:style>
    <style:style style:name="P42" style:family="paragraph" style:parent-style-name="Footer">
      <style:paragraph-properties fo:text-align="start" style:justify-single-word="false"/>
      <style:text-properties fo:color="#999999" style:font-name="Bitstream Charter" fo:font-size="11pt" style:text-underline-style="solid" style:text-underline-width="auto" style:text-underline-color="font-color" fo:font-weight="normal" officeooo:rsid="00172264" officeooo:paragraph-rsid="00172264" style:font-size-asian="11pt" style:font-weight-asian="normal" style:font-size-complex="11pt" style:font-weight-complex="normal"/>
    </style:style>
    <style:style style:name="P43" style:family="paragraph" style:parent-style-name="Footer">
      <style:paragraph-properties fo:text-align="center" style:justify-single-word="false"/>
      <style:text-properties style:font-name="Bitstream Charter" officeooo:rsid="000f0875" officeooo:paragraph-rsid="00172264"/>
    </style:style>
    <style:style style:name="P44" style:family="paragraph" style:parent-style-name="Footer">
      <style:paragraph-properties fo:margin-left="0cm" fo:margin-right="0cm" fo:text-align="center" style:justify-single-word="false" fo:text-indent="0cm" style:auto-text-indent="false"/>
      <style:text-properties officeooo:paragraph-rsid="00172264"/>
    </style:style>
    <style:style style:name="P45" style:family="paragraph" style:parent-style-name="Footer">
      <style:paragraph-properties fo:margin-left="0cm" fo:margin-right="0cm" fo:text-align="center" style:justify-single-word="false" fo:text-indent="0cm" style:auto-text-indent="false"/>
      <style:text-properties officeooo:paragraph-rsid="0026a9ae"/>
    </style:style>
    <style:style style:name="T1" style:family="text">
      <style:text-properties fo:color="#999999" style:font-name="Bitstream Charter" fo:font-size="11pt" fo:font-weight="normal" officeooo:rsid="001524f2" style:font-size-asian="11pt" style:font-weight-asian="normal" style:font-size-complex="11pt" style:font-weight-complex="normal"/>
    </style:style>
    <style:style style:name="T2" style:family="text">
      <style:text-properties fo:color="#999999" style:font-name="Bitstream Charter" fo:font-size="11pt" fo:font-weight="normal" officeooo:rsid="00172264" style:font-size-asian="11pt" style:font-weight-asian="normal" style:font-size-complex="11pt" style:font-weight-complex="normal"/>
    </style:style>
    <style:style style:name="T3" style:family="text">
      <style:text-properties fo:color="#999999" style:font-name="Bitstream Charter" fo:font-size="11pt" fo:font-weight="normal" officeooo:rsid="0026a9ae" style:font-size-asian="11pt" style:font-weight-asian="normal" style:font-size-complex="11pt" style:font-weight-complex="normal"/>
    </style:style>
    <style:style style:name="T4" style:family="text">
      <style:text-properties fo:color="#999999" style:font-name="Bitstream Charter" fo:font-size="11pt" style:text-underline-style="solid" style:text-underline-width="auto" style:text-underline-color="font-color" fo:font-weight="normal" officeooo:rsid="001524f2" style:font-size-asian="11pt" style:font-weight-asian="normal" style:font-size-complex="11pt" style:font-weight-complex="normal"/>
    </style:style>
    <style:style style:name="T5" style:family="text">
      <style:text-properties fo:color="#999999" style:font-name="Bitstream Charter" fo:font-size="11pt" style:text-underline-style="solid" style:text-underline-width="auto" style:text-underline-color="font-color" fo:font-weight="normal" officeooo:rsid="00172264" style:font-size-asian="11pt" style:font-weight-asian="normal" style:font-size-complex="11pt" style:font-weight-complex="normal"/>
    </style:style>
    <style:style style:name="T6" style:family="text">
      <style:text-properties style:font-name="Bitstream Charter" officeooo:rsid="001175d7"/>
    </style:style>
    <style:style style:name="T7" style:family="text">
      <style:text-properties style:font-name="Bitstream Charter" officeooo:rsid="0011f37b"/>
    </style:style>
    <style:style style:name="T8" style:family="text">
      <style:text-properties style:font-name="Bitstream Charter" officeooo:rsid="0012853b"/>
    </style:style>
    <style:style style:name="T9" style:family="text">
      <style:text-properties style:font-name="Bitstream Charter" officeooo:rsid="001cf429"/>
    </style:style>
    <style:style style:name="T10" style:family="text">
      <style:text-properties officeooo:rsid="001524f2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color="#0000cc" fo:font-size="10pt" fo:background-color="transparent" loext:char-shading-value="0" style:font-size-asian="8.75pt" style:font-size-complex="10pt"/>
    </style:style>
    <style:style style:name="T13" style:family="text">
      <style:text-properties officeooo:rsid="001b0a86"/>
    </style:style>
    <style:style style:name="T14" style:family="text">
      <style:text-properties officeooo:rsid="00203c85"/>
    </style:style>
    <style:style style:name="T1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6" style:family="text">
      <style:text-properties officeooo:rsid="00235e6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01119610290870686" text:style-name="L1">
        <text:list-header>
          <text:p text:style-name="P10"><text:span text:style-name="T11">RELATÓRIO</text:span> </text:p>
          <text:p text:style-name="P11">PROJETO FINAL SOPE </text:p>
          <text:p text:style-name="P11">14 – 05 – 2018</text:p>
        </text:list-header>
      </text:list>
      <text:p text:style-name="P44"><text:span text:style-name="T1"/></text:p>
      <text:p text:style-name="P45"><text:span text:style-name="T1">Sofia Cardoso Martin</text:span><text:span text:style-name="T2">s </text:span><text:span text:style-name="T4">up20160603</text:span><text:span text:style-name="T5">3</text:span><text:span text:style-name="T1"> <text:s text:c="3"/></text:span></text:p>
      <text:p text:style-name="P45"><text:span text:style-name="T1">Margarida Ramos Pereira Silv</text:span><text:span text:style-name="T3">a </text:span><text:span text:style-name="T4">up201606214</text:span></text:p>
      <text:p text:style-name="P42"/>
      <text:p text:style-name="P42"/>
      <text:p text:style-name="P43"><text:span text:style-name="T15">ESTRUTURA DE MENSAGENS TROCADAS ENTRE CLIENTE E SERVIDOR</text:span> </text:p>
      <text:p text:style-name="P1"/>
      <text:list xml:id="list1563165615985017472" text:style-name="L2">
        <text:list-item>
          <text:p text:style-name="P12">cliente → servidor</text:p>
        </text:list-item>
      </text:list>
      <text:p text:style-name="P36"/>
      <text:p text:style-name="P35">O cliente deverá informar o servidor acerca:</text:p>
      <text:list xml:id="list5153119360161147702" text:style-name="L7">
        <text:list-item>
          <text:p text:style-name="P37">do seu pid</text:p>
        </text:list-item>
        <text:list-item>
          <text:p text:style-name="P38">do número de lugares que pretende reservar</text:p>
        </text:list-item>
        <text:list-item>
          <text:p text:style-name="P39">dos seus lugares de preferência</text:p>
          <text:p text:style-name="P26"/>
          <text:p text:style-name="P41">Tendo em vista esta necessidade, foi utilizada uma struct client_request. Os campos</text:p>
          <text:p text:style-name="P40">da struct são preenchidos para cada um dos clientes, sendo <text:s/>esta enviada através do fifo requests para ser posteriormente recolhida pelo servidor. </text:p>
        </text:list-item>
      </text:list>
      <text:p text:style-name="P7"/>
      <text:section text:style-name="Sect1" text:name="Secção1">
        <text:p text:style-name="P8">struct client_request {</text:p>
        <text:p text:style-name="P8">int client_pid;</text:p>
        <text:p text:style-name="P8">int num_wanted_seats;</text:p>
        <text:p text:style-name="P8">int preferences[MAX_CLI_SEATS];</text:p>
        <text:p text:style-name="P8">};</text:p>
      </text:section>
      <text:p text:style-name="P27"/>
      <text:list xml:id="list1401790144500873347" text:style-name="L3">
        <text:list-item>
          <text:p text:style-name="P13">servidor → cliente</text:p>
        </text:list-item>
      </text:list>
      <text:p text:style-name="P3"/>
      <text:p text:style-name="P34">O servidor poderá dar uma resposta ao cliente sempre que não ocorra um timeout do</text:p>
      <text:p text:style-name="P9">cliente. Quando isto acontece, a resposta deverá ser constituída pelos seguintes</text:p>
      <text:p text:style-name="P9">parâmetros:</text:p>
      <text:p text:style-name="P9"/>
      <text:list xml:id="list4211026977351678164" text:style-name="L4">
        <text:list-item>
          <text:p text:style-name="P28"><text:span text:style-name="T6">estado da reserva: o estado pode variar entre -</text:span><text:span text:style-name="T7">1 e -6 (valores negativos denunciam a</text:span></text:p>
          <text:p text:style-name="P14">ocorrência de um erro e zero indica que a reserva foi bem sucedida).</text:p>
        </text:list-item>
      </text:list>
      <text:list xml:id="list3359728424204096642" text:style-name="L5">
        <text:list-item>
          <text:p text:style-name="P16">sequência de números inteiros em que o primeiro indica quantos lugares foram</text:p>
          <text:p text:style-name="P15">reservados e os seguintes constituem os números desses lugares.</text:p>
        </text:list-item>
      </text:list>
      <text:p text:style-name="P4"/>
      <text:p text:style-name="P32">struct server_answer {</text:p>
      <text:p text:style-name="P32">int state;</text:p>
      <text:p text:style-name="P32">int seats[MAX_CLI_SEATS+1];</text:p>
      <text:p text:style-name="P33"><text:span text:style-name="T12">};</text:span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2"/>
      <text:list xml:id="list175928887148766" text:continue-list="list7101119610290870686" text:style-name="L1">
        <text:list-header>
          <text:p text:style-name="P23"><text:soft-page-break/><text:span text:style-name="T13">M</text:span>ECANISMOS DE SINCRONIZAÇÃO UTILIZADOS</text:p>
          <text:p text:style-name="P17"/>
        </text:list-header>
      </text:list>
      <text:p text:style-name="P24">De modo a assegurar a sincronização no acesso aos lugares (seats), são utilizados mutexes (um por cada lugar). Assim, sempre que uma thread precisa de obter o estado de um lugar (disponível ou indisponível), reservá-lo ou libertá-lo, terá de aguardar o desbloqueamento do mutex respetivo. Esta estratégia assegura que as múltiplas threads possam aceder a um lugar, desde que o mesmo lugar não esteja a ser acedido por uma outra. Por outro lado, há que <text:span text:style-name="T14">garantir que a escrita nos ficheiros não possa ser feita for múltiplos processos em simultâneo. Como tal, utilizaram-se quatro mutexes, um por cada ficheiro de texto. Um processo tentará adquirir o mutex anteriormente à escrita no ficheiro e libertá-lo-á quando terminar essa operação.</text:span></text:p>
      <text:p text:style-name="P25"><text:span text:style-name="T16">Foi-nos também possível concluir que a receção de reservas pelo servidor e aquisição das mesmas pelas bilheteiras constitui um problema do tipo produtor-consumidor, no sentido em que o servidor pode alertar as bilheteiras para a existência de uma reserva ainda não processada, e só então uma das bilheteiras se poderá encarregar de processá-la. Atendendo a isto, optámos por usar dois semáforos (full e empty). Assim, o main thread aguarda que o semáforo empty esteja a zero para poder tentar recolher do fifo requests uma nova reserva, e assim que o fizer, incrementa o semáforo full. Cada uma das threads bilheteira tenta primeiro adquirir o mutex buffer_lock e só depois aguarda que o semáforo full esteja a um, momento em que poderá recolher uma reserva colocada num buffer e incrementar o semáforo empty. O mutex buffer_lock é utilizado para garantir que à chegada de uma nova reserva (semáforo full igual a um) apenas uma bilheteira livre tenha oportunidade de processá-la, evitando assim que múltiplas threads estejam a competir por uma mesma reserva.</text:span></text:p>
      <text:p text:style-name="P18"/>
      <text:list xml:id="list175928780952884" text:continue-numbering="true" text:style-name="L1">
        <text:list-header>
          <text:p text:style-name="P23"><text:span text:style-name="T13">E</text:span>NCERRAMENTO DO SERVIDOR</text:p>
        </text:list-header>
      </text:list>
      <text:p text:style-name="P5"/>
      <text:p text:style-name="P21">O encerramento do servidor é feito assim que o termina o tempo de funcionamento das bilheteiras. Para a contagem desse tempo foi utilizada a chamada do sistema alarm() e instalado um signal handler para o sinal SIGALRM. A contagem do tempo inicia-se assim que as bilheteiras são colocadas em funcionamento (pthread_create()). </text:p>
      <text:p text:style-name="P21"/>
      <text:p text:style-name="P21">No signal handler (alarmHandler) são executadas as seguintes operações:</text:p>
      <text:p text:style-name="P5"/>
      <text:list xml:id="list1781795557756258487" text:style-name="L6">
        <text:list-item>
          <text:p text:style-name="P19">envio do sinal SIGTERM a todas as threads bilheteira (pthread_kill)</text:p>
        </text:list-item>
        <text:list-item>
          <text:p text:style-name="P22">espera (através de pthread_join) pelo término da execução de todas as threads bilheteira (nota: relembrar que as bilheteiras que estão a executar um pedido não terminam de imediato. Estas apenas cessam funções quanto acabam de executar o pedido que estava ativo aquando da receção do sinal SIGTERM).</text:p>
        </text:list-item>
        <text:list-item>
          <text:p text:style-name="P29"><text:span text:style-name="T8">escrita da última linha do ficheiro slog.txt: </text:span><text:span text:style-name="T9">SERVER CLOSED</text:span><text:span text:style-name="T8"> </text:span></text:p>
        </text:list-item>
      </text:list>
      <text:p text:style-name="P30"/>
      <text:p text:style-name="P6">Para o controlo do fecho das bilheteiras foi instalado um signal handler para as threads: termHandler. Dentro desta função é colocada a true a flag closeTicketOffices, e é testado se a thread estava a processar uma reserva aquando da receção do sinal SIGTERM; se tal acontecer, a thread deverá retornar do signal handler e retomar o processamento (sendo que quando o terminar deverá ser impedida de receber uma nova reserva, através da já referida flag closeTicketOffices). <text:span text:style-name="T10">Após esta ocorrência, a thread deverá </text:span>registar o seu fecho no ficheiro slog.txt e terminar. <text:span text:style-name="T10">Estas últimas operações são também realizadas pelas threads que não estavam a processar nenhuma reser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4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54:13.885196717</meta:creation-date>
    <dc:date>2018-05-10T17:57:41.821240916</dc:date>
    <meta:editing-duration>PT36M4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723" meta:character-count="4554" meta:non-whitespace-character-count="3873"/>
  </office:meta>
</office:document-meta>
</file>